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208a3" officeooo:paragraph-rsid="001208a3" style:font-weight-asian="bold" style:font-weight-complex="bold"/>
    </style:style>
    <style:style style:name="P2" style:family="paragraph" style:parent-style-name="Standard">
      <style:text-properties officeooo:paragraph-rsid="001208a3"/>
    </style:style>
    <style:style style:name="P3" style:family="paragraph" style:parent-style-name="Standard">
      <style:paragraph-properties fo:text-align="center" style:justify-single-word="false"/>
      <style:text-properties officeooo:paragraph-rsid="001339e6"/>
    </style:style>
    <style:style style:name="P4" style:family="paragraph" style:parent-style-name="Standard">
      <style:text-properties officeooo:paragraph-rsid="001339e6"/>
    </style:style>
    <style:style style:name="P5" style:family="paragraph" style:parent-style-name="Standard">
      <style:text-properties fo:font-weight="normal" officeooo:rsid="001208a3" officeooo:paragraph-rsid="001208a3" style:font-weight-asian="normal" style:font-weight-complex="normal"/>
    </style:style>
    <style:style style:name="P6" style:family="paragraph" style:parent-style-name="Standard">
      <style:text-properties fo:font-weight="bold" officeooo:rsid="001208a3" officeooo:paragraph-rsid="00149cb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208a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339e6" style:font-weight-asian="normal" style:font-weight-complex="normal"/>
    </style:style>
    <style:style style:name="T5" style:family="text">
      <style:text-properties fo:font-weight="normal" officeooo:rsid="001208a3" style:font-weight-asian="normal" style:font-weight-complex="normal"/>
    </style:style>
    <style:style style:name="T6" style:family="text">
      <style:text-properties fo:font-size="20pt" officeooo:rsid="001339e6" style:font-size-asian="20pt" style:font-size-complex="20pt"/>
    </style:style>
    <style:style style:name="T7" style:family="text">
      <style:text-properties fo:font-size="20pt" fo:font-weight="bold" officeooo:rsid="001339e6"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CALCULATOR</text:span><text:span text:style-name="T1"><text:tab/></text:span><text:tab/></text:p>
      <text:p text:style-name="P4"><text:tab/></text:p>
      <text:p text:style-name="P4"><text:tab/>User interface of the project consist a main vertical layout. This layout is formed by a label and a grid layout. Our label class is derived from QLabel class and used for display current result as aligned to right of the screen. Also its initial value is 0. The grid layout takes up most of the screen. It consists 20(5x4) button which is derived from QPushButton class. Buttons in first row are +,-,Clr and = buttons. Other buttons are numbers in hexadecimal base (e.g. 2,5,C...). There used qt's slot and signal structure to execute the function of buttons. Number buttons and other buttons are connected to signal and slots according to their proper usage.</text:p>
      <text:p text:style-name="Standard"/>
      <text:p text:style-name="Standard"><text:span text:style-name="T1"><text:tab/>Clr Button</text:span>: Clears <text:s/>all necessary strings and boolean values in the program.</text:p>
      <text:p text:style-name="Standard"/>
      <text:p text:style-name="Standard"><text:span text:style-name="T1"><text:tab/>Plus Sign</text:span>: This button is used for addition operation between last two strings after converting them to hexadecimal value. Updates necessary boolean values and sign variable.</text:p>
      <text:p text:style-name="Standard"/>
      <text:p text:style-name="Standard"><text:span text:style-name="T1"><text:tab/>Minus Sign</text:span>: This button is used for addition operation between last two strings after converting them to hexadecimal value. Updates necessary boolean values and sign variable.</text:p>
      <text:p text:style-name="Standard"/>
      <text:p text:style-name="Standard"><text:span text:style-name="T1"><text:tab/>Equal Button</text:span>: Makes operation between last two strings according to sign variable. Then <text:s/>updates values and display current value in screen. It also set current value as empty string so push this button more than one time is meaningles.</text:p>
      <text:p text:style-name="Standard"/>
      <text:p text:style-name="Standard"><text:span text:style-name="T1"><text:tab/>Number buttons</text:span>: These buttons concatenate appropriate number current string. Then display current result.</text:p>
      <text:p text:style-name="Standard"/>
      <text:p text:style-name="Standard">Except main file there are used 3 class in the project and 1 helper cpp file.</text:p>
      <text:p text:style-name="Standard"/>
      <text:p text:style-name="Standard"><text:span text:style-name="T1"><text:tab/>1-MainWidget</text:span>: It is main widget which is showed in program and inherited from QWidget. In the construction of the object buttons,screen and signal-slot structure for all buttons are created.</text:p>
      <text:p text:style-name="Standard"/>
      <text:p text:style-name="Standard"><text:span text:style-name="T1"><text:tab/>2-MyScreen</text:span>: It is used for display result and inherited from QLabel. It has functions to set and clear text.</text:p>
      <text:p text:style-name="Standard"/>
      <text:p text:style-name="Standard"><text:span text:style-name="T1"><text:tab/>3-MyButton</text:span>: It is used for buttons and inherited from QPushButton. It has slots and constant text for distinct buttons.</text:p>
      <text:p text:style-name="Standard"/>
      <text:p text:style-name="P1"><text:tab/>4-ConvertFunctions: <text:span text:style-name="T3">It has three functions that is used to convert hexadecimal number to decimal number. These functions are as follows:<text:tab/><text:tab/></text:span></text:p>
      <text:p text:style-name="P6"><text:span text:style-name="T3"><text:tab/><text:tab/></text:span>a-convert_integer: <text:span text:style-name="T3">It takes hexadecimal string as a parameter, converts it to integer <text:tab/>decimal value and returns it.<text:tab/> <text:tab/></text:span></text:p>
      <text:p text:style-name="P1"><text:span text:style-name="T3"><text:tab/><text:tab/></text:span>b-convert_string: <text:span text:style-name="T3">It takes integer decimal number as a parameter and converts it to <text:tab/>hexadecimal string and returns it.</text:span></text:p>
      <text:p text:style-name="P2"><text:span text:style-name="T5"><text:tab/><text:tab/></text:span><text:span text:style-name="T2">c-power:</text:span><text:span text:style-name="T5">It takes two arguments,</text:span><text:span text:style-name="T4"> makes a power calculation and returns the value</text:span><text:span text:style-name="T5">. <text:tab/></text:span><text:span text:style-name="T4">First argument is base and second argument is exponent.</text:span></text:p>
      <text:p text:style-name="P5"><text:s/></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5T22:03:37.381463839</meta:creation-date>
    <dc:date>2022-05-25T22:19:35.082149297</dc:date>
    <meta:editing-duration>PT4M18S</meta:editing-duration>
    <meta:editing-cycles>4</meta:editing-cycles>
    <meta:generator>LibreOffice/6.4.7.2$Linux_X86_64 LibreOffice_project/40$Build-2</meta:generator>
    <meta:document-statistic meta:table-count="0" meta:image-count="0" meta:object-count="0" meta:page-count="1" meta:paragraph-count="17" meta:word-count="390" meta:character-count="2463" meta:non-whitespace-character-count="2058"/>
  </office:meta>
</office:document-meta>
</file>